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9.85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10.16mm"/>
    </style:style>
    <style:style style:name="co5" style:family="table-column">
      <style:table-column-properties fo:break-before="auto" style:column-width="10.71mm"/>
    </style:style>
    <style:style style:name="co6" style:family="table-column">
      <style:table-column-properties fo:break-before="auto" style:column-width="182.4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名称</text:p>
          </table:table-cell>
          <table:table-cell office:value-type="string" calcext:value-type="string">
            <text:p>値</text:p>
          </table:table-cell>
          <table:table-cell office:value-type="string" calcext:value-type="string">
            <text:p>形状</text:p>
          </table:table-cell>
          <table:table-cell office:value-type="string" calcext:value-type="string">
            <text:p>個数</text:p>
          </table:table-cell>
          <table:table-cell office:value-type="string" calcext:value-type="string">
            <text:p>単価</text:p>
          </table:table-cell>
          <table:table-cell office:value-type="string" calcext:value-type="string">
            <text:p>小計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13[kOhm]</text:p>
          </table:table-cell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2]*[.D2]" office:value-type="float" office:value="12" calcext:value-type="float">
            <text:p>12</text:p>
          </table:table-cell>
          <table:table-cell office:value-type="string" calcext:value-type="string">
            <text:p><text:a xlink:href="https://www.digikey.jp/product-detail/ja/yageo/RC0603JR-0713KL/311-13KGRCT-ND/729660" xlink:type="simple">https://www.digikey.jp/product-detail/ja/yageo/RC0603JR-0713KL/311-13KGRCT-ND/729660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130[kOhm]</text:p>
          </table:table-cell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3]*[.D3]" office:value-type="float" office:value="12" calcext:value-type="float">
            <text:p>12</text:p>
          </table:table-cell>
          <table:table-cell office:value-type="string" calcext:value-type="string">
            <text:p><text:a xlink:href="https://www.digikey.jp/product-detail/ja/yageo/RC0603JR-07130KL/311-130KGRCT-ND/729658" xlink:type="simple">https://www.digikey.jp/product-detail/ja/yageo/RC0603JR-07130KL/311-130KGRCT-ND/729658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240[kOhm]</text:p>
          </table:table-cell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4]*[.D4]" office:value-type="float" office:value="12" calcext:value-type="float">
            <text:p>12</text:p>
          </table:table-cell>
          <table:table-cell office:value-type="string" calcext:value-type="string">
            <text:p><text:a xlink:href="https://www.digikey.jp/product-detail/ja/yageo/RC0603JR-07240KL/311-240KGRCT-ND/729693" xlink:type="simple">https://www.digikey.jp/product-detail/ja/yageo/RC0603JR-07240KL/311-240KGRCT-ND/729693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33[kOhm]</text:p>
          </table:table-cell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5]*[.D5]" office:value-type="float" office:value="12" calcext:value-type="float">
            <text:p>12</text:p>
          </table:table-cell>
          <table:table-cell office:value-type="string" calcext:value-type="string">
            <text:p><text:a xlink:href="https://www.digikey.jp/product-detail/ja/yageo/RC0603JR-0733KL/311-33KGRCT-ND/729719" xlink:type="simple">https://www.digikey.jp/product-detail/ja/yageo/RC0603JR-0733KL/311-33KGRCT-ND/729719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2.2[kOhm]</text:p>
          </table:table-cell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6]*[.D6]" office:value-type="float" office:value="12" calcext:value-type="float">
            <text:p>12</text:p>
          </table:table-cell>
          <table:table-cell office:value-type="string" calcext:value-type="string">
            <text:p><text:a xlink:href="https://www.digikey.jp/product-detail/ja/yageo/RC0603FR-072K2L/311-2.20KHRCT-ND/729963" xlink:type="simple">https://www.digikey.jp/product-detail/ja/yageo/RC0603FR-072K2L/311-2.20KHRCT-ND/729963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220[Ohm]</text:p>
          </table:table-cell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7]*[.D7]" office:value-type="float" office:value="12" calcext:value-type="float">
            <text:p>12</text:p>
          </table:table-cell>
          <table:table-cell office:value-type="string" calcext:value-type="string">
            <text:p><text:a xlink:href="https://www.digikey.jp/product-detail/ja/yageo/RC0603JR-07220RL/311-220GRCT-ND/729688" xlink:type="simple">https://www.digikey.jp/product-detail/ja/yageo/RC0603JR-07220RL/311-220GRCT-ND/729688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100[Ohm]</text:p>
          </table:table-cell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E8]*[.D8]" office:value-type="float" office:value="24" calcext:value-type="float">
            <text:p>24</text:p>
          </table:table-cell>
          <table:table-cell office:value-type="string" calcext:value-type="string">
            <text:p><text:a xlink:href="https://www.digikey.jp/product-detail/ja/te-connectivity-passive-product/RLP73N1JR10JTD/A109758CT-ND/4032524" xlink:type="simple">https://www.digikey.jp/product-detail/ja/te-connectivity-passive-product/RLP73N1JR10JTD/A109758CT-ND/4032524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10[kOhm]</text:p>
          </table:table-cell>
          <table:table-cell office:value-type="float" office:value="1608" calcext:value-type="float">
            <text:p>160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E9]*[.D9]" office:value-type="float" office:value="24" calcext:value-type="float">
            <text:p>24</text:p>
          </table:table-cell>
          <table:table-cell office:value-type="string" calcext:value-type="string">
            <text:p><text:a xlink:href="https://www.digikey.jp/product-detail/ja/yageo/RC0603JR-0710KL/311-10KGRCT-ND/729647" xlink:type="simple">https://www.digikey.jp/product-detail/ja/yageo/RC0603JR-0710KL/311-10KGRCT-ND/729647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2[kOhm]</text:p>
          </table:table-cell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10]*[.D10]" office:value-type="float" office:value="12" calcext:value-type="float">
            <text:p>12</text:p>
          </table:table-cell>
          <table:table-cell office:value-type="string" calcext:value-type="string">
            <text:p><text:a xlink:href="https://www.digikey.jp/product-detail/ja/yageo/RC0603JR-072KL/311-2.0KGRCT-ND/729673" xlink:type="simple">https://www.digikey.jp/product-detail/ja/yageo/RC0603JR-072KL/311-2.0KGRCT-ND/729673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2.2[Ohm]</text:p>
          </table:table-cell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11]*[.D11]" office:value-type="float" office:value="12" calcext:value-type="float">
            <text:p>12</text:p>
          </table:table-cell>
          <table:table-cell office:value-type="string" calcext:value-type="string">
            <text:p><text:a xlink:href="https://www.digikey.jp/product-detail/ja/yageo/RC0603JR-072R2L/311-2.2GRCT-ND/729675" xlink:type="simple">https://www.digikey.jp/product-detail/ja/yageo/RC0603JR-072R2L/311-2.2GRCT-ND/729675</text:a></text:p>
          </table:table-cell>
        </table:table-row>
        <table:table-row table:style-name="ro1">
          <table:table-cell office:value-type="string" calcext:value-type="string">
            <text:p>アルミ電解コンデンサ</text:p>
          </table:table-cell>
          <table:table-cell office:value-type="string" calcext:value-type="string">
            <text:p>63[V]-22[uF]</text:p>
          </table:table-cell>
          <table:table-cell office:value-type="string" calcext:value-type="string">
            <text:p>D=6.30[mm]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[.E12]*[.D12]" office:value-type="float" office:value="60" calcext:value-type="float">
            <text:p>60</text:p>
          </table:table-cell>
          <table:table-cell office:value-type="string" calcext:value-type="string">
            <text:p><text:a xlink:href="https://www.digikey.jp/product-detail/ja/nichicon/UCD1J220MCL1GS/493-6397-1-ND/3438911" xlink:type="simple">https://www.digikey.jp/product-detail/ja/nichicon/UCD1J220MCL1GS/493-6397-1-ND/3438911</text:a></text:p>
          </table:table-cell>
        </table:table-row>
        <table:table-row table:style-name="ro1">
          <table:table-cell office:value-type="string" calcext:value-type="string">
            <text:p>積層セラミックコンデンサ</text:p>
          </table:table-cell>
          <table:table-cell office:value-type="string" calcext:value-type="string">
            <text:p>100[V]-22[nF]</text:p>
          </table:table-cell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E13]*[.D13]" office:value-type="float" office:value="14" calcext:value-type="float">
            <text:p>14</text:p>
          </table:table-cell>
          <table:table-cell office:value-type="string" calcext:value-type="string">
            <text:p><text:a xlink:href="https://www.digikey.jp/product-detail/ja/murata-electronics-north-america/GCM188R72A223KA37D/490-4782-1-ND/1641701" xlink:type="simple">https://www.digikey.jp/product-detail/ja/murata-electronics-north-america/GCM188R72A223KA37D/490-4782-1-ND/1641701</text:a></text:p>
          </table:table-cell>
        </table:table-row>
        <table:table-row table:style-name="ro1">
          <table:table-cell office:value-type="string" calcext:value-type="string">
            <text:p>積層セラミックコンデンサ</text:p>
          </table:table-cell>
          <table:table-cell office:value-type="string" calcext:value-type="string">
            <text:p>100[V]-0.1[uF]</text:p>
          </table:table-cell>
          <table:table-cell office:value-type="float" office:value="1608" calcext:value-type="float">
            <text:p>160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formula="of:=[.E14]*[.D14]" office:value-type="float" office:value="140" calcext:value-type="float">
            <text:p>140</text:p>
          </table:table-cell>
          <table:table-cell office:value-type="string" calcext:value-type="string">
            <text:p><text:a xlink:href="https://www.digikey.jp/product-detail/ja/yageo/CC0603KRX7R0BB104/311-1523-1-ND/3476112" xlink:type="simple">https://www.digikey.jp/product-detail/ja/yageo/CC0603KRX7R0BB104/311-1523-1-ND/3476112</text:a> </text:p>
          </table:table-cell>
        </table:table-row>
        <table:table-row table:style-name="ro1">
          <table:table-cell office:value-type="string" calcext:value-type="string">
            <text:p>積層セラミックコンデンサ</text:p>
          </table:table-cell>
          <table:table-cell office:value-type="string" calcext:value-type="string">
            <text:p>100[V]-10[nF]</text:p>
          </table:table-cell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15]*[.D15]" office:value-type="float" office:value="12" calcext:value-type="float">
            <text:p>12</text:p>
          </table:table-cell>
          <table:table-cell office:value-type="string" calcext:value-type="string">
            <text:p><text:a xlink:href="https://www.digikey.jp/product-detail/ja/murata-electronics-north-america/GCM188R72A103KA37D/490-4781-1-ND/1641700" xlink:type="simple">https://www.digikey.jp/product-detail/ja/murata-electronics-north-america/GCM188R72A103KA37D/490-4781-1-ND/1641700</text:a></text:p>
          </table:table-cell>
        </table:table-row>
        <table:table-row table:style-name="ro1">
          <table:table-cell office:value-type="string" calcext:value-type="string">
            <text:p>積層セラミックコンデンサ</text:p>
          </table:table-cell>
          <table:table-cell office:value-type="string" calcext:value-type="string">
            <text:p>100[V]-0.22[uF]</text:p>
          </table:table-cell>
          <table:table-cell office:value-type="float" office:value="1608" calcext:value-type="float">
            <text:p>1608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formula="of:=[.E16]*[.D16]" office:value-type="float" office:value="72" calcext:value-type="float">
            <text:p>72</text:p>
          </table:table-cell>
          <table:table-cell office:value-type="string" calcext:value-type="string">
            <text:p><text:a xlink:href="https://www.digikey.jp/product-detail/ja/taiyo-yuden/HMK107C7224KAHTE/587-5012-1-ND/6563855" xlink:type="simple">https://www.digikey.jp/product-detail/ja/taiyo-yuden/HMK107C7224KAHTE/587-5012-1-ND/6563855</text:a></text:p>
          </table:table-cell>
        </table:table-row>
        <table:table-row table:style-name="ro1">
          <table:table-cell office:value-type="string" calcext:value-type="string">
            <text:p>積層セラミックコンデンサ</text:p>
          </table:table-cell>
          <table:table-cell office:value-type="string" calcext:value-type="string">
            <text:p>100[V]-4.7[uF]</text:p>
          </table:table-cell>
          <table:table-cell office:value-type="float" office:value="3216" calcext:value-type="float">
            <text:p>3216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table:formula="of:=[.E17]*[.D17]" office:value-type="float" office:value="202" calcext:value-type="float">
            <text:p>202</text:p>
          </table:table-cell>
          <table:table-cell office:value-type="string" calcext:value-type="string">
            <text:p><text:a xlink:href="https://www.digikey.jp/product-detail/ja/avx-corporation/12061Z475MAT2A/478-8719-1-ND/4211729" xlink:type="simple">https://www.digikey.jp/product-detail/ja/avx-corporation/12061Z475MAT2A/478-8719-1-ND/4211729</text:a></text:p>
          </table:table-cell>
        </table:table-row>
        <table:table-row table:style-name="ro1">
          <table:table-cell office:value-type="string" calcext:value-type="string">
            <text:p>インダクタ</text:p>
          </table:table-cell>
          <table:table-cell office:value-type="string" calcext:value-type="string">
            <text:p>47[uH]</text:p>
          </table:table-cell>
          <table:table-cell office:value-type="float" office:value="6060" calcext:value-type="float">
            <text:p>6060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table:formula="of:=[.E18]*[.D18]" office:value-type="float" office:value="136" calcext:value-type="float">
            <text:p>136</text:p>
          </table:table-cell>
          <table:table-cell office:value-type="string" calcext:value-type="string">
            <text:p><text:a xlink:href="https://www.digikey.jp/product-detail/ja/abracon-llc/ASPIAIG-S6055-470M-T/535-13624-1-ND/6595935" xlink:type="simple">https://www.digikey.jp/product-detail/ja/abracon-llc/ASPIAIG-S6055-470M-T/535-13624-1-ND/6595935</text:a></text:p>
          </table:table-cell>
        </table:table-row>
        <table:table-row table:style-name="ro1">
          <table:table-cell office:value-type="string" calcext:value-type="string">
            <text:p>ヒューズ</text:p>
          </table:table-cell>
          <table:table-cell office:value-type="string" calcext:value-type="string">
            <text:p>63[V]-10[A]</text:p>
          </table:table-cell>
          <table:table-cell office:value-type="float" office:value="3216" calcext:value-type="float">
            <text:p>321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formula="of:=[.E19]*[.D19]" office:value-type="float" office:value="48" calcext:value-type="float">
            <text:p>48</text:p>
          </table:table-cell>
          <table:table-cell office:value-type="string" calcext:value-type="string">
            <text:p><text:a xlink:href="https://www.digikey.jp/product-detail/ja/schurter-inc/3413.0328.22/486-1686-1-ND/2870095" xlink:type="simple">https://www.digikey.jp/product-detail/ja/schurter-inc/3413.0328.22/486-1686-1-ND/2870095</text:a></text:p>
          </table:table-cell>
        </table:table-row>
        <table:table-row table:style-name="ro1">
          <table:table-cell office:value-type="string" calcext:value-type="string">
            <text:p>SBD</text:p>
          </table:table-cell>
          <table:table-cell office:value-type="string" calcext:value-type="string">
            <text:p>RB520S</text:p>
          </table:table-cell>
          <table:table-cell office:value-type="string" calcext:value-type="string">
            <text:p>SOD-52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[.E20]*[.D20]" office:value-type="float" office:value="46" calcext:value-type="float">
            <text:p>46</text:p>
          </table:table-cell>
          <table:table-cell office:value-type="string" calcext:value-type="string">
            <text:p><text:a xlink:href="https://www.digikey.jp/product-detail/ja/on-semiconductor/RB520S30T1G/RB520S30T1GOSCT-ND/964626" xlink:type="simple">https://www.digikey.jp/product-detail/ja/on-semiconductor/RB520S30T1G/RB520S30T1GOSCT-ND/964626</text:a></text:p>
          </table:table-cell>
        </table:table-row>
        <table:table-row table:style-name="ro1">
          <table:table-cell office:value-type="string" calcext:value-type="string">
            <text:p>TVS</text:p>
          </table:table-cell>
          <table:table-cell office:value-type="string" calcext:value-type="string">
            <text:p>SMAJ60CA</text:p>
          </table:table-cell>
          <table:table-cell office:value-type="string" calcext:value-type="string">
            <text:p>DO-214AC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formula="of:=[.E21]*[.D21]" office:value-type="float" office:value="69" calcext:value-type="float">
            <text:p>69</text:p>
          </table:table-cell>
          <table:table-cell office:value-type="string" calcext:value-type="string">
            <text:p><text:a xlink:href="https://www.digikey.jp/product-detail/ja/littelfuse-inc/SMAJ60CA/SMAJ60CALFCT-ND/762525" xlink:type="simple">https://www.digikey.jp/product-detail/ja/littelfuse-inc/SMAJ60CA/SMAJ60CALFCT-ND/762525</text:a></text:p>
          </table:table-cell>
        </table:table-row>
        <table:table-row table:style-name="ro1">
          <table:table-cell office:value-type="string" calcext:value-type="string">
            <text:p>コンパレータ</text:p>
          </table:table-cell>
          <table:table-cell office:value-type="string" calcext:value-type="string">
            <text:p>ADCMP350</text:p>
          </table:table-cell>
          <table:table-cell office:value-type="string" calcext:value-type="string">
            <text:p>SC70-4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table:formula="of:=[.E22]*[.D22]" office:value-type="float" office:value="132" calcext:value-type="float">
            <text:p>132</text:p>
          </table:table-cell>
          <table:table-cell office:value-type="string" calcext:value-type="string">
            <text:p><text:a xlink:href="https://www.digikey.jp/product-detail/ja/on-semiconductor/RB520S30T1G/RB520S30T1GOSCT-ND/964626" xlink:type="simple">https://www.digikey.jp/product-detail/ja/on-semiconductor/RB520S30T1G/RB520S30T1GOSCT-ND/964626</text:a>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赤</text:p>
          </table:table-cell>
          <table:table-cell office:value-type="float" office:value="1608" calcext:value-type="float">
            <text:p>1608</text:p>
          </table:table-cell>
          <table:table-cell table:number-columns-repeated="2"/>
          <table:table-cell table:formula="of:=[.E23]*[.D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緑</text:p>
          </table:table-cell>
          <table:table-cell office:value-type="float" office:value="1608" calcext:value-type="float">
            <text:p>16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黄</text:p>
          </table:table-cell>
          <table:table-cell office:value-type="float" office:value="1608" calcext:value-type="float">
            <text:p>16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白</text:p>
          </table:table-cell>
          <table:table-cell office:value-type="float" office:value="1608" calcext:value-type="float">
            <text:p>16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基準電圧</text:p>
          </table:table-cell>
          <table:table-cell office:value-type="string" calcext:value-type="string">
            <text:p>ADR5041</text:p>
          </table:table-cell>
          <table:table-cell office:value-type="string" calcext:value-type="string">
            <text:p>SC70-3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table:formula="of:=[.E27]*[.D27]" office:value-type="float" office:value="116" calcext:value-type="float">
            <text:p>116</text:p>
          </table:table-cell>
          <table:table-cell office:value-type="string" calcext:value-type="string">
            <text:p><text:a xlink:href="https://www.digikey.jp/product-detail/ja/analog-devices-inc/ADR5041AKSZ-REEL7/ADR5041AKSZ-REEL7CT-ND/3830854" xlink:type="simple">https://www.digikey.jp/product-detail/ja/analog-devices-inc/ADR5041AKSZ-REEL7/ADR5041AKSZ-REEL7CT-ND/3830854</text:a></text:p>
          </table:table-cell>
        </table:table-row>
        <table:table-row table:style-name="ro1">
          <table:table-cell office:value-type="string" calcext:value-type="string">
            <text:p>コネクタ</text:p>
          </table:table-cell>
          <table:table-cell table:number-columns-repeated="2" office:value-type="string" calcext:value-type="string">
            <text:p>53375-061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formula="of:=[.E28]*[.D28]" office:value-type="float" office:value="88" calcext:value-type="float">
            <text:p>88</text:p>
          </table:table-cell>
          <table:table-cell office:value-type="string" calcext:value-type="string">
            <text:p><text:a xlink:href="https://www.digikey.jp/products/ja?keywords=53375-0610" xlink:type="simple">https://www.digikey.jp/products/ja?keywords=53375-0610</text:a></text:p>
          </table:table-cell>
        </table:table-row>
        <table:table-row table:style-name="ro1">
          <table:table-cell office:value-type="string" calcext:value-type="string">
            <text:p>コネクタ</text:p>
          </table:table-cell>
          <table:table-cell office:value-type="string" calcext:value-type="string">
            <text:p>XT6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E29]*[.D29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ピンヘッダ</text:p>
          </table:table-cell>
          <table:table-cell office:value-type="string" calcext:value-type="string">
            <text:p>1x40</text:p>
          </table:table-cell>
          <table:table-cell office:value-type="string" calcext:value-type="string">
            <text:p>オス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[.E30]*[.D30]" office:value-type="float" office:value="35" calcext:value-type="float">
            <text:p>35</text:p>
          </table:table-cell>
          <table:table-cell office:value-type="string" calcext:value-type="string">
            <text:p><text:a xlink:href="http://akizukidenshi.com/catalog/g/gC-00167/" xlink:type="simple">http://akizukidenshi.com/catalog/g/gC-00167/</text:a></text:p>
          </table:table-cell>
        </table:table-row>
        <table:table-row table:style-name="ro1">
          <table:table-cell office:value-type="string" calcext:value-type="string">
            <text:p>マイコン</text:p>
          </table:table-cell>
          <table:table-cell office:value-type="string" calcext:value-type="string">
            <text:p>LPC1549JBD48</text:p>
          </table:table-cell>
          <table:table-cell office:value-type="string" calcext:value-type="string">
            <text:p>QFP48</text:p>
          </table:table-cell>
          <table:table-cell office:value-type="float" office:value="1" calcext:value-type="float">
            <text:p>1</text:p>
          </table:table-cell>
          <table:table-cell office:value-type="float" office:value="835" calcext:value-type="float">
            <text:p>835</text:p>
          </table:table-cell>
          <table:table-cell table:formula="of:=[.E31]*[.D31]" office:value-type="float" office:value="835" calcext:value-type="float">
            <text:p>835</text:p>
          </table:table-cell>
          <table:table-cell office:value-type="string" calcext:value-type="string">
            <text:p><text:a xlink:href="https://www.digikey.jp/products/ja?keywords=lpc1549jbd48" xlink:type="simple">https://www.digikey.jp/products/ja?keywords=lpc1549jbd48</text:a></text:p>
          </table:table-cell>
        </table:table-row>
        <table:table-row table:style-name="ro2">
          <table:table-cell office:value-type="string" calcext:value-type="string">
            <text:p>スイッチ</text:p>
          </table:table-cell>
          <table:table-cell office:value-type="string" calcext:value-type="string">
            <text:p>SKRPACE010</text:p>
          </table:table-cell>
          <table:table-cell office:value-type="string" calcext:value-type="string">
            <text:p>SKRP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32]*[.D32]" office:value-type="float" office:value="100" calcext:value-type="float">
            <text:p>100</text:p>
          </table:table-cell>
          <table:table-cell office:value-type="string" calcext:value-type="string">
            <text:p><text:a xlink:href="http://akizukidenshi.com/catalog/g/gP-06185/" xlink:type="simple">http://akizukidenshi.com/catalog/g/gP-06185/</text:a></text:p>
          </table:table-cell>
        </table:table-row>
        <table:table-row table:style-name="ro1">
          <table:table-cell table:number-columns-repeated="5"/>
          <table:table-cell table:formula="of:=[.E33]*[.D3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34]*[.D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35]*[.D3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36]*[.D3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37]*[.D3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38]*[.D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39]*[.D3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40]*[.D4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41]*[.D4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42]*[.D4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43]*[.D4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44]*[.D4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45]*[.D4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46]*[.D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合計</text:p>
          </table:table-cell>
          <table:table-cell table:formula="of:=SUM([.F2:.F46])" office:value-type="float" office:value="2249" calcext:value-type="float">
            <text:p>224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30">0000/00/00</text:date>, <text:time style:data-style-name="N2" text:time-value="16:58:18.293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09:35:21.480000000</meta:creation-date>
    <dc:date>2017-10-30T21:00:57.889000000</dc:date>
    <meta:editing-duration>PT3H44M21S</meta:editing-duration>
    <meta:editing-cycles>5</meta:editing-cycles>
    <meta:generator>LibreOffice/5.4.0.3$Windows_x86 LibreOffice_project/7556cbc6811c9d992f4064ab9287069087d7f62c</meta:generator>
    <meta:document-statistic meta:table-count="1" meta:cell-count="222" meta:object-count="0"/>
  </office:meta>
</office:document-meta>
</file>